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d74f" officeooo:paragraph-rsid="0004d74f"/>
    </style:style>
    <style:style style:name="P2" style:family="paragraph">
      <style:paragraph-properties fo:text-align="center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0" draw:name="Línea 1" draw:style-name="gr1" draw:text-style-name="P2" svg:x1="2.552cm" svg:y1="6.305cm" svg:x2="6.553cm" svg:y2="0.907cm"><text:p/></draw:line><draw:line text:anchor-type="paragraph" draw:z-index="1" draw:name="Línea 2" draw:style-name="gr1" draw:text-style-name="P2" svg:x1="6.743cm" svg:y1="0.97cm" svg:x2="9.601cm" svg:y2="6.431cm"><text:p/></draw:line><draw:line text:anchor-type="paragraph" draw:z-index="2" draw:name="Línea 3" draw:style-name="gr1" draw:text-style-name="P2" svg:x1="2.383cm" svg:y1="6.854cm" svg:x2="9.961cm" svg:y2="6.685cm"><text:p/></draw:line><draw:line text:anchor-type="paragraph" draw:z-index="3" draw:name="Línea horizontal 1" draw:style-name="gr1" draw:text-style-name="P2" svg:x1="2.009cm" svg:y1="0.418cm" svg:x2="3.771cm" svg:y2="0.418cm"><text:p/></draw:line><draw:line text:anchor-type="paragraph" draw:z-index="4" draw:name="Línea horizontal 2" draw:style-name="gr1" draw:text-style-name="P2" svg:x1="3.004cm" svg:y1="8.419cm" svg:x2="4.766cm" svg:y2="8.419cm"><text:p/></draw:line>Confidencialidad integridad <text:s/>y disponibilidad</text:p>
      <text:p text:style-name="P1"/>
      <text:p text:style-name="P1"><text:tab/><text:tab/><text:tab/><text:tab/><text:tab/>Confidencialidad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tegridad <text:tab/><text:tab/><text:tab/><text:tab/><text:tab/><text:tab/><text:tab/>Disponibilida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9T19:06:59.130000000</meta:creation-date>
    <dc:date>2025-05-19T19:12:57.571000000</dc:date>
    <meta:editing-duration>PT5M59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3" meta:word-count="7" meta:character-count="99" meta:non-whitespace-character-count="81"/>
  </office:meta>
</office:document-meta>
</file>